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675C000015FEB49E4701D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8521in" fo:margin-left="-0.0785in" table:align="left" style:writing-mode="lr-tb"/>
    </style:style>
    <style:style style:name="Tabela1.A" style:family="table-column">
      <style:table-column-properties style:column-width="5.8521in"/>
    </style:style>
    <style:style style:name="Tabela1.1" style:family="table-row">
      <style:table-row-properties style:min-row-height="2.2236in"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5.8521in" fo:margin-left="-0.0785in" table:align="left" style:writing-mode="lr-tb"/>
    </style:style>
    <style:style style:name="Tabela2.A" style:family="table-column">
      <style:table-column-properties style:column-width="5.8521in"/>
    </style:style>
    <style:style style:name="Tabela2.1" style:family="table-row">
      <style:table-row-properties style:min-row-height="0.4368in"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" style:family="table">
      <style:table-properties style:width="5.9049in" fo:margin-left="-0.0785in" table:align="left" style:writing-mode="lr-tb"/>
    </style:style>
    <style:style style:name="Tabela3.A" style:family="table-column">
      <style:table-column-properties style:column-width="0.725in"/>
    </style:style>
    <style:style style:name="Tabela3.B" style:family="table-column">
      <style:table-column-properties style:column-width="0.2785in"/>
    </style:style>
    <style:style style:name="Tabela3.C" style:family="table-column">
      <style:table-column-properties style:column-width="0.5396in"/>
    </style:style>
    <style:style style:name="Tabela3.D" style:family="table-column">
      <style:table-column-properties style:column-width="0.8757in"/>
    </style:style>
    <style:style style:name="Tabela3.E" style:family="table-column">
      <style:table-column-properties style:column-width="1.1354in"/>
    </style:style>
    <style:style style:name="Tabela3.F" style:family="table-column">
      <style:table-column-properties style:column-width="0.8674in"/>
    </style:style>
    <style:style style:name="Tabela3.G" style:family="table-column">
      <style:table-column-properties style:column-width="0.7326in"/>
    </style:style>
    <style:style style:name="Tabela3.H" style:family="table-column">
      <style:table-column-properties style:column-width="0.7507in"/>
    </style:style>
    <style:style style:name="Tabela3.1" style:family="table-row">
      <style:table-row-properties style:min-row-height="0.3826in" style:keep-together="true" fo:keep-together="auto"/>
    </style:style>
    <style:style style:name="Tabela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ela3.B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ela3.H1" style:family="table-cell">
      <style:table-cell-properties style:vertical-align="top" fo:padding-left="0.075in" fo:padding-right="0.075in" fo:padding-top="0in" fo:padding-bottom="0in" fo:border-left="none" fo:border-right="0.0069in solid #000000" fo:border-top="0.0069in solid #000000" fo:border-bottom="none" style:writing-mode="lr-tb"/>
    </style:style>
    <style:style style:name="Tabela3.2" style:family="table-row">
      <style:table-row-properties style:min-row-height="0.8583in" style:keep-together="true" fo:keep-together="auto"/>
    </style:style>
    <style:style style:name="Tabela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ela3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3.H2" style:family="table-cell">
      <style:table-cell-properties style:vertical-align="top" fo:padding-left="0.075in" fo:padding-right="0.075in" fo:padding-top="0in" fo:padding-bottom="0in" fo:border-left="none" fo:border-right="0.0069in solid #000000" fo:border-top="none" fo:border-bottom="none" style:writing-mode="lr-tb"/>
    </style:style>
    <style:style style:name="Tabela3.3" style:family="table-row">
      <style:table-row-properties style:min-row-height="0.2896in" style:keep-together="true" fo:keep-together="auto"/>
    </style:style>
    <style:style style:name="Tabela3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3.C3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ela3.H3" style:family="table-cell">
      <style:table-cell-properties style:vertical-align="top" fo:padding-left="0.075in" fo:padding-right="0.075in" fo:padding-top="0in" fo:padding-bottom="0in" fo:border-left="none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language="en" fo:country="US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weight="bold" style:font-size-asian="10pt" style:font-weight-asian="bold" style:font-name-complex="Times New Roman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bold" style:font-size-asian="10pt" style:font-weight-asian="bold" style:font-name-complex="Times New Roman" style:font-size-complex="10pt"/>
    </style:style>
    <style:style style:name="P9" style:family="paragraph" style:parent-style-name="Standard">
      <style:paragraph-properties style:snap-to-layout-grid="false"/>
      <style:text-properties style:font-name="Times New Roman" fo:font-size="10pt" fo:language="en" fo:country="US" fo:font-weight="bold" style:font-size-asian="10pt" style:font-weight-asian="bold" style:font-name-complex="Times New Roman" style:font-size-complex="10pt"/>
    </style:style>
    <style:style style:name="P10" style:family="paragraph" style:parent-style-name="Standard">
      <style:text-properties style:font-name="Times New Roman" fo:font-size="10pt" fo:language="en" fo:country="US" style:font-size-asian="10pt" style:font-name-complex="Times New Roman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12" style:family="paragraph" style:parent-style-name="Standard">
      <style:paragraph-properties fo:line-height="150%"/>
      <style:text-properties style:font-name="Times New Roman" fo:font-size="10pt" fo:language="en" fo:country="US" style:font-size-asian="10pt" style:font-name-complex="Times New Roman" style:font-size-complex="10pt"/>
    </style:style>
    <style:style style:name="P13" style:family="paragraph" style:parent-style-name="Standard">
      <style:text-properties style:font-name="Times New Roman" fo:font-size="8pt" fo:language="en" fo:country="US" fo:font-weight="bold" style:font-size-asian="8pt" style:font-weight-asian="bold" style:font-name-complex="Times New Roman" style:font-size-complex="8pt"/>
    </style:style>
    <style:style style:name="P14" style:family="paragraph" style:parent-style-name="Standard">
      <style:text-properties style:font-name="Times New Roman" fo:font-size="8pt" fo:language="en" fo:country="US" fo:font-style="italic" style:font-size-asian="8pt" style:font-style-asian="italic" style:font-name-complex="Times New Roman" style:font-size-complex="8pt"/>
    </style:style>
    <style:style style:name="P15" style:family="paragraph" style:parent-style-name="Standard">
      <style:text-properties style:font-name="Times New Roman" fo:font-size="8pt" fo:language="en" fo:country="US" style:font-size-asian="8pt" style:font-name-complex="Times New Roman" style:font-size-complex="8pt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text-properties style:font-name="Garamond" fo:font-size="8pt" style:font-size-asian="8pt" style:font-size-complex="8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er">
      <style:text-properties fo:language="none" fo:country="none" style:language-asian="none" style:country-asian="none"/>
    </style:style>
    <style:style style:name="P21" style:family="paragraph" style:parent-style-name="Footer">
      <style:text-properties fo:language="none" fo:country="none" style:language-asian="none" style:country-asian="none"/>
    </style:style>
    <style:style style:name="P22" style:family="paragraph">
      <style:paragraph-properties fo:text-align="center" style:writing-mode="lr-tb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Times New Roman" fo:font-size="10pt" fo:language="en" fo:country="US" fo:font-weight="bold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0pt" fo:language="en" fo:country="US" style:font-size-asian="10pt" style:font-name-complex="Times New Roman" style:font-size-complex="10pt"/>
    </style:style>
    <style:style style:name="T4" style:family="text">
      <style:text-properties style:font-name="Times New Roman" fo:font-size="10pt" fo:language="en" fo:country="US" fo:font-weight="normal" style:font-size-asian="10pt" style:font-weight-asian="normal" style:font-name-complex="Times New Roman" style:font-size-complex="10pt" style:font-weight-complex="normal"/>
    </style:style>
    <style:style style:name="T5" style:family="text">
      <style:text-properties fo:language="en" fo:country="US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0299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solid" svg:stroke-width="0.083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<text:s text:c="58"/>LLP/</text:span><text:span text:style-name="T2">ERASMUS PROGRAMME</text:span></text:p>
      <text:p text:style-name="P7">Transcript of Records</text:p>
      <text:p text:style-name="P10"/>
      <text:p text:style-name="P1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6"><text:span text:style-name="T2">Name of the Student:</text:span><text:span text:style-name="T3"> {name}</text:span></text:p>
            <text:p text:style-name="Standard"><text:span text:style-name="T2">Date of Birth: </text:span><text:span text:style-name="T4">{birth_date}</text:span></text:p>
            <text:p text:style-name="Standard"><text:span text:style-name="T2">Sex:</text:span><text:span text:style-name="T3"> {sex}</text:span></text:p>
            <text:p text:style-name="Standard"><text:span text:style-name="T2">Matriculation Date</text:span><text:span text:style-name="T3">: {mat_date}</text:span></text:p>
            <text:p text:style-name="Standard"><text:span text:style-name="T2">Matriculation Number:</text:span><text:span text:style-name="T3"> {mat_nr}</text:span></text:p>
            <text:p text:style-name="Standard"><text:span text:style-name="T2">Diploma for which you are currently studying</text:span><text:span text:style-name="T3">: {diploma}</text:span></text:p>
            <text:p text:style-name="Standard"><text:span text:style-name="T2">Current year of study: </text:span><text:span text:style-name="T4">{year}</text:span></text:p>
            <text:p text:style-name="Standard"><text:span text:style-name="T2">Faculty:</text:span><text:span text:style-name="T3"> {faculty}</text:span></text:p>
            <text:p text:style-name="Standard"><text:span text:style-name="T2">Field of study: </text:span><text:span text:style-name="T4">{field}</text:span></text:p>
            <text:p text:style-name="Standard"><text:span text:style-name="T2">Average Mark in Local Grade: </text:span><text:span text:style-name="T4">{mark}</text:span></text:p>
            <text:p text:style-name="P7"/>
            <text:p text:style-name="Standard"><text:span text:style-name="T2">Sending Institution:</text:span><text:span text:style-name="T3"> <text:s/>{sending_ins}</text:span></text:p>
            <text:p text:style-name="Standard"><text:span text:style-name="T2">Country: </text:span><text:span text:style-name="T4">{country}</text:span></text:p>
            <text:p text:style-name="P11"/>
          </table:table-cell>
        </table:table-row>
      </table:table>
      <text:p text:style-name="P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9"/>
            <text:p text:style-name="Standard"><text:span text:style-name="T2">Receiving Institution:</text:span><text:span text:style-name="T3"> {receiving_ins}</text:span></text:p>
            <text:p text:style-name="Standard"><text:span text:style-name="T2">Country: </text:span><text:span text:style-name="T4">{country2}</text:span></text:p>
            <text:p text:style-name="P3"/>
          </table:table-cell>
        </table:table-row>
      </table:table>
      <text:p text:style-name="P2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office:value-type="string">
            <text:p text:style-name="P8">Year of study</text:p>
          </table:table-cell>
          <table:table-cell table:style-name="Tabela3.B1" table:number-columns-spanned="2" office:value-type="string">
            <text:p text:style-name="P8">semester</text:p>
          </table:table-cell>
          <table:covered-table-cell/>
          <table:table-cell table:style-name="Tabela3.B1" office:value-type="string">
            <text:p text:style-name="P8">NAZWA KURSU</text:p>
          </table:table-cell>
          <table:table-cell table:style-name="Tabela3.B1" office:value-type="string">
            <text:p text:style-name="P8">COURSE</text:p>
          </table:table-cell>
          <table:table-cell table:style-name="Tabela3.B1" office:value-type="string">
            <text:p text:style-name="P8">Type of classes</text:p>
          </table:table-cell>
          <table:table-cell table:style-name="Tabela3.B1" office:value-type="string">
            <text:p text:style-name="P8">grade</text:p>
          </table:table-cell>
          <table:table-cell table:style-name="Tabela3.H1" office:value-type="string">
            <text:p text:style-name="P8">ECTS</text:p>
          </table:table-cell>
        </table:table-row>
        <table:table-row table:style-name="Tabela3.2">
          <table:table-cell table:style-name="Tabela3.A2" office:value-type="string">
            <text:p text:style-name="P5">[!-- BEGIN row.courses --]{year}</text:p>
          </table:table-cell>
          <table:table-cell table:style-name="Tabela3.B2" table:number-columns-spanned="2" office:value-type="string">
            <text:p text:style-name="P4">{semester}</text:p>
          </table:table-cell>
          <table:covered-table-cell/>
          <table:table-cell table:style-name="Tabela3.B2" office:value-type="string">
            <text:p text:style-name="P4">{polishtitle}</text:p>
          </table:table-cell>
          <table:table-cell table:style-name="Tabela3.B2" office:value-type="string">
            <text:p text:style-name="P1"><text:span text:style-name="T1">{englishtitle}</text:span></text:p>
          </table:table-cell>
          <table:table-cell table:style-name="Tabela3.B2" office:value-type="string">
            <text:p text:style-name="P4">{type}</text:p>
          </table:table-cell>
          <table:table-cell table:style-name="Tabela3.B2" office:value-type="string">
            <text:p text:style-name="P4">{grade}</text:p>
          </table:table-cell>
          <table:table-cell table:style-name="Tabela3.H2" office:value-type="string">
            <text:p text:style-name="P4">{ects}[!-- END row.courses --]</text:p>
          </table:table-cell>
        </table:table-row>
        <table:table-row table:style-name="Tabela3.3">
          <table:table-cell table:style-name="Tabela3.A3" table:number-columns-spanned="2" office:value-type="string">
            <text:p text:style-name="P4"/>
          </table:table-cell>
          <table:covered-table-cell/>
          <table:table-cell table:style-name="Tabela3.C3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ela3.C3" office:value-type="string">
            <text:p text:style-name="P6">Sum</text:p>
          </table:table-cell>
          <table:table-cell table:style-name="Tabela3.H3" office:value-type="string">
            <text:p text:style-name="P6">…</text:p>
          </table:table-cell>
        </table:table-row>
      </table:table>
      <text:p text:style-name="P13"/>
      <text:p text:style-name="P13">Grading system:</text:p>
      <text:p text:style-name="P14">5.5-excellent</text:p>
      <text:p text:style-name="P15">5.0-very good</text:p>
      <text:p text:style-name="P15">4.5-good plus</text:p>
      <text:p text:style-name="P15">4.0-good</text:p>
      <text:p text:style-name="P15">3.5-satisfactory plus</text:p>
      <text:p text:style-name="P15">3.0-satisfactory</text:p>
      <text:p text:style-name="P15">2.0-fail</text:p>
      <text:p text:style-name="P10"/>
      <text:p text:style-name="P11"/>
      <text:p text:style-name="P12">Wroclaw University of Technology Representative <text:s text:c="4"/></text:p>
      <text:p text:style-name="P17"><text:span text:style-name="T3">Date……………… <text:s text:c="9"/></text:span><text:span text:style-name="T3">Signature………………………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Unicode MS" fo:font-size="12pt" fo:language="pl" fo:country="PL" style:font-name-asian="Times New Roman" style:font-size-asian="12pt" style:font-name-complex="Arial Unicode MS" style:font-size-complex="12pt" style:language-complex="ar" style:country-complex="SA"/>
    </style:style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omyślna_20_czcionka_20_akapitu" style:display-name="Domyślna czcionka akapitu" style:family="text"/>
    <style:style style:name="black28s" style:family="text" style:parent-style-name="Domyślna_20_czcionka_20_akapitu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 style:parent-style-name="Standard">
      <style:text-properties style:font-name="Garamond" fo:font-size="8pt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0299in" fo:padding-right="0.1102in" fo:padding-top="0.0602in" fo:padding-bottom="0.0602in" fo:border="none">
        <style:background-image/>
      </style:graphic-properties>
    </style:style>
    <style:style style:name="Mgr1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Mgr2" style:family="graphic">
      <style:graphic-properties draw:stroke="solid" svg:stroke-width="0.007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Mgr3" style:family="graphic">
      <style:graphic-properties draw:stroke="solid" svg:stroke-width="0.0835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page-layout style:name="Mpm1">
      <style:page-layout-properties fo:page-width="8.2681in" fo:page-height="11.6929in" style:num-format="1" style:print-orientation="portrait" fo:margin-top="1.5752in" fo:margin-bottom="0.3937in" fo:margin-left="1.9689in" fo:margin-right="0.551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5909in" fo:margin-top="0.5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9846in" fo:margin-left="1.9689in" fo:margin-right="0.551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3" draw:style-name="Mgr1" draw:text-style-name="MP2" svg:x1="5.4138in" svg:y1="1.3744in" svg:x2="7.7366in" svg:y2="1.3744in"><text:p/></draw:line><draw:frame draw:style-name="Mfr1" draw:name="grafika1" text:anchor-type="char" svg:x="0.8272in" svg:y="0.3937in" svg:width="4.602in" svg:height="0.9846in" draw:z-index="4"><draw:image xlink:href="Pictures/20000010000675C000015FEB49E4701D.wmf" xlink:type="simple" xlink:show="embed" xlink:actuate="onLoad"/></draw:frame><draw:line text:anchor-type="char" draw:z-index="1" draw:style-name="Mgr2" draw:text-style-name="MP2" svg:x1="1.811in" svg:y1="1.4965in" svg:x2="1.811in" svg:y2="11.1339in"><text:p/></draw:line></text:p>
      </style:header>
      <style:footer>
        <text:p text:style-name="MP3"><draw:frame draw:style-name="Mfr2" draw:name="Ramka1" text:anchor-type="char" svg:x="-1.75in" svg:y="-0.3654in" svg:width="1.3752in" svg:height="0.6252in" draw:z-index="0"><draw:text-box><text:p text:style-name="MP4">Wyb. Wyspiańskiego 27</text:p><text:p text:style-name="MP4">50-370 Wrocław</text:p><text:p text:style-name="MP4"/></draw:text-box></draw:frame><draw:line text:anchor-type="char" draw:z-index="2" draw:style-name="Mgr3" draw:text-style-name="MP2" svg:x1="0.2362in" svg:y1="11.3008in" svg:x2="1.8114in" svg:y2="11.3008in"><text:p/></draw:lin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mutkiewicz Małgorzata</meta:initial-creator>
    <meta:creation-date>2012-03-21T15:15:00</meta:creation-date>
    <dc:date>2012-04-09T13:01:18.02</dc:date>
    <meta:print-date>2008-12-23T11:40:00</meta:print-date>
    <meta:editing-cycles>3</meta:editing-cycles>
    <meta:editing-duration>P15824DT17H31M44S</meta:editing-duration>
    <meta:document-statistic meta:table-count="3" meta:image-count="1" meta:object-count="0" meta:page-count="1" meta:paragraph-count="44" meta:word-count="110" meta:character-count="906"/>
    <meta:generator>OpenOffice.org/3.3$Win32 OpenOffice.org_project/330m20$Build-9567</meta:generator>
  </office:meta>
</office:document-meta>
</file>